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table:style-name="ce15"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table:style-name="ce15"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RST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0, ADC2_IN10, ADC3_IN10</text:p>
          </table:table-cell>
          <table:table-cell table:number-columns-repeated="100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ETH_MDC</text:p>
          </table:table-cell>
          <table:table-cell table:style-name="ce16"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table:style-name="ce16"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1, ADC2_IN11, ADC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  <table:table-cell table:number-columns-repeated="100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RMII_REF_CLK</text:p>
          </table:table-cell>
          <table:table-cell table:style-name="ce16"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table:style-name="ce16"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  <table:table-cell table:number-columns-repeated="100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ETH_MDIO</text:p>
          </table:table-cell>
          <table:table-cell table:style-name="ce16"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table:style-name="ce16"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3, ADC2_IN3, ADC3_IN3 WKUP2</text:p>
          </table:table-cell>
          <table:table-cell table:number-columns-repeated="1002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GALVA_X – DAC_OUT1</text:p>
          </table:table-cell>
          <table:table-cell table:style-name="ce1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GALVA_Y – DAC_OUT2</text:p>
          </table:table-cell>
          <table:table-cell table:style-name="ce1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MII_CRS_DV</text:p>
          </table:table-cell>
          <table:table-cell table:style-name="ce16"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table:style-name="ce16"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RMII_RXD0</text:p>
          </table:table-cell>
          <table:table-cell table:style-name="ce16"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table:style-name="ce16"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RMII_RXD1</text:p>
          </table:table-cell>
          <table:table-cell table:style-name="ce16"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table:style-name="ce16"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AUDIO_L – ADC1_IN8</text:p>
          </table:table-cell>
          <table:table-cell table:style-name="ce22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AUDIO_R- ADC2_IN9</text:p>
          </table:table-cell>
          <table:table-cell table:style-name="ce22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/>
          <table:table-cell table:style-name="ce26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/>
          <table:table-cell table:style-name="ce26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3" calcext:value-type="float">
            <text:p>43</text:p>
          </table:table-cell>
          <table:table-cell/>
          <table:table-cell table:style-name="ce26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6" office:value-type="float" office:value="44" calcext:value-type="float">
            <text:p>44</text:p>
          </table:table-cell>
          <table:table-cell/>
          <table:table-cell table:style-name="ce26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MII_RX_ER</text:p>
          </table:table-cell>
          <table:table-cell table:style-name="ce16"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table:style-name="ce16"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MII_TX_EN</text:p>
          </table:table-cell>
          <table:table-cell table:style-name="ce16"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table:style-name="ce16"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8" office:value-type="string" calcext:value-type="string">
            <text:p>RMII_TXD0</text:p>
          </table:table-cell>
          <table:table-cell table:style-name="ce16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table:style-name="ce16"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8" office:value-type="string" calcext:value-type="string">
            <text:p>RMII_TXD1</text:p>
          </table:table-cell>
          <table:table-cell table:style-name="ce1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table:style-name="ce16"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SPI_F72F1</text:span>_MISO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<text:span text:style-name="T1">SPI_F72F1</text:span>_MOSI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1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1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SD_D0</text:p>
          </table:table-cell>
          <table:table-cell table:style-name="ce10"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10" office:value-type="string" calcext:value-type="string">
            <text:p>SDMMC1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D_D1</text:p>
          </table:table-cell>
          <table:table-cell table:style-name="ce10"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10" office:value-type="string" calcext:value-type="string">
            <text:p>SDMMC1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SPI_F72F1_NSS</text:p>
          </table:table-cell>
          <table:table-cell table:style-name="ce10"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SPI_F72F1_SCK</text:p>
          </table:table-cell>
          <table:table-cell table:style-name="ce10"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SW_SWDIO</text:p>
          </table:table-cell>
          <table:table-cell table:style-name="ce24"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SW_SWCLK</text:p>
          </table:table-cell>
          <table:table-cell table:style-name="ce24"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31" office:value-type="string" calcext:value-type="string">
            <text:p>SPI_F72MAX_NSS</text:p>
          </table:table-cell>
          <table:table-cell table:style-name="ce10"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SD_D2</text:p>
          </table:table-cell>
          <table:table-cell table:style-name="ce10"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10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SD_D3</text:p>
          </table:table-cell>
          <table:table-cell table:style-name="ce10"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10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D_CK</text:p>
          </table:table-cell>
          <table:table-cell table:style-name="ce10"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10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table:style-name="ce10"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table:style-name="ce10"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SD_CMD</text:p>
          </table:table-cell>
          <table:table-cell table:style-name="ce10"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10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SPI_F72MAX_SCK</text:p>
          </table:table-cell>
          <table:table-cell table:style-name="ce10"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10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SPI_F72MAX_MISO</text:p>
          </table:table-cell>
          <table:table-cell table:style-name="ce10"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10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PI_F72MAX_MOSI</text:p>
          </table:table-cell>
          <table:table-cell table:style-name="ce10"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10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9:00:04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9:00:37.707000000</dc:date>
    <meta:editing-duration>P1DT15M27S</meta:editing-duration>
    <meta:editing-cycles>141</meta:editing-cycles>
    <meta:generator>LibreOffice/6.0.7.3$Windows_X86_64 LibreOffice_project/dc89aa7a9eabfd848af146d5086077aeed2ae4a5</meta:generator>
    <meta:document-statistic meta:table-count="1" meta:cell-count="1005" meta:object-count="0"/>
  </office:meta>
</office:document-meta>
</file>